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！少々お待ち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style-name="ce0"/>
          <table:table-cell table:style-name="ce0"/>
          <table:table-cell table:style-name="ce0" office:value-type="string">
            <text:p>We also serve our Special Stew to go.
Would you like on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1T15:59:09+01:00</meta:creation-date>
    <dc:date>2020-01-01T15:59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